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6815" officeooo:paragraph-rsid="001068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nnia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2:14:39.479551008</meta:creation-date>
    <meta:generator>LibreOffice/24.2.5.2$Linux_X86_64 LibreOffice_project/d6e8b0f3fc6e8af2b00cf4969fd0d2fa45b9a62e</meta:generator>
    <dc:date>2024-07-27T12:17:25.966488566</dc:date>
    <meta:editing-duration>PT2M47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